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  <table:table-cell office:value-type="string">
            <text:p>Gdev/User (120%)</text:p>
          </table:table-cell>
          <table:table-cell office:value-type="string">
            <text:p>Gdev/OS (120%)</text:p>
          </table:table-cell>
        </table:table-row>
        <table:table-row table:style-name="ro1">
          <table:table-cell/>
          <table:table-cell office:value-type="string">
            <text:p>MADD</text:p>
          </table:table-cell>
          <table:table-cell office:value-type="float" office:value="9.863">
            <text:p>9.863</text:p>
          </table:table-cell>
          <table:table-cell office:value-type="float" office:value="12.127">
            <text:p>12.127</text:p>
          </table:table-cell>
          <table:table-cell office:value-type="float" office:value="11.324">
            <text:p>11.324</text:p>
          </table:table-cell>
          <table:table-cell/>
          <table:table-cell office:value-type="string">
            <text:p>MADD</text:p>
          </table:table-cell>
          <table:table-cell table:formula="of:=1/([.C3]/[.C3])" office:value-type="float" office:value="1">
            <text:p>1</text:p>
          </table:table-cell>
          <table:table-cell table:formula="of:=1/([.D3]/[.C3])" office:value-type="float" office:value="0.813309144883318">
            <text:p>0.8133091449</text:p>
          </table:table-cell>
          <table:table-cell table:formula="of:=1/([.E3]/[.C3])" office:value-type="float" office:value="0.870981985164253">
            <text:p>0.8709819852</text:p>
          </table:table-cell>
          <table:table-cell office:value-type="float" office:value="1.03">
            <text:p>1.0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MMUL</text:p>
          </table:table-cell>
          <table:table-cell office:value-type="float" office:value="11.151">
            <text:p>11.151</text:p>
          </table:table-cell>
          <table:table-cell office:value-type="float" office:value="12.083">
            <text:p>12.083</text:p>
          </table:table-cell>
          <table:table-cell office:value-type="float" office:value="12.408">
            <text:p>12.408</text:p>
          </table:table-cell>
          <table:table-cell/>
          <table:table-cell office:value-type="string">
            <text:p>MMUL</text:p>
          </table:table-cell>
          <table:table-cell table:formula="of:=1/([.C4]/[.C4])" office:value-type="float" office:value="1">
            <text:p>1</text:p>
          </table:table-cell>
          <table:table-cell table:formula="of:=1/([.D4]/[.C4])" office:value-type="float" office:value="0.922866837705868">
            <text:p>0.9228668377</text:p>
          </table:table-cell>
          <table:table-cell table:formula="of:=1/([.E4]/[.C4])" office:value-type="float" office:value="0.898694390715667">
            <text:p>0.8986943907</text:p>
          </table:table-cell>
          <table:table-cell office:value-type="float" office:value="0.985">
            <text:p>0.985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/>
          <table:table-cell office:value-type="string">
            <text:p>CPY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CPY</text:p>
          </table:table-cell>
          <table:table-cell table:formula="of:=1/([.C5]/[.C5])" office:value-type="float" office:value="1">
            <text:p>1</text:p>
          </table:table-cell>
          <table:table-cell table:formula="of:=1/([.D5]/[.C5])" office:value-type="float" office:value="1.03424657534247">
            <text:p>1.0342465753</text:p>
          </table:table-cell>
          <table:table-cell table:formula="of:=1/([.E5]/[.C5])" office:value-type="float" office:value="0.762626262626263">
            <text:p>0.7626262626</text:p>
          </table:table-cell>
          <table:table-cell office:value-type="float" office:value="1.034246575">
            <text:p>1.034246575</text:p>
          </table:table-cell>
          <table:table-cell office:value-type="float" office:value="0.683257919">
            <text:p>0.683257919</text:p>
          </table:table-cell>
        </table:table-row>
        <table:table-row table:style-name="ro1">
          <table:table-cell/>
          <table:table-cell office:value-type="string">
            <text:p>PINCPY</text:p>
          </table:table-cell>
          <table:table-cell table:number-columns-repeated="3" office:value-type="float" office:value="160">
            <text:p>160</text:p>
          </table:table-cell>
          <table:table-cell/>
          <table:table-cell office:value-type="string">
            <text:p>PINCPY</text:p>
          </table:table-cell>
          <table:table-cell table:formula="of:=1/([.C6]/[.C6])" office:value-type="float" office:value="1">
            <text:p>1</text:p>
          </table:table-cell>
          <table:table-cell table:formula="of:=1/([.D6]/[.C6])" office:value-type="float" office:value="1">
            <text:p>1</text:p>
          </table:table-cell>
          <table:table-cell table:formula="of:=1/([.E6]/[.C6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P</text:p>
          </table:table-cell>
          <table:table-cell office:value-type="float" office:value="13.38">
            <text:p>13.38</text:p>
          </table:table-cell>
          <table:table-cell office:value-type="float" office:value="13.87">
            <text:p>13.87</text:p>
          </table:table-cell>
          <table:table-cell office:value-type="float" office:value="18.373">
            <text:p>18.373</text:p>
          </table:table-cell>
          <table:table-cell/>
          <table:table-cell office:value-type="string">
            <text:p>BP</text:p>
          </table:table-cell>
          <table:table-cell table:formula="of:=1/([.C7]/[.C7])" office:value-type="float" office:value="1">
            <text:p>1</text:p>
          </table:table-cell>
          <table:table-cell table:formula="of:=1/([.D7]/[.C7])" office:value-type="float" office:value="0.964671953857246">
            <text:p>0.9646719539</text:p>
          </table:table-cell>
          <table:table-cell table:formula="of:=1/([.E7]/[.C7])" office:value-type="float" office:value="0.728242529799162">
            <text:p>0.7282425298</text:p>
          </table:table-cell>
          <table:table-cell office:value-type="float" office:value="1.01">
            <text:p>1.01</text:p>
          </table:table-cell>
          <table:table-cell office:value-type="float" office:value="0.949">
            <text:p>0.949</text:p>
          </table:table-cell>
        </table:table-row>
        <table:table-row table:style-name="ro1">
          <table:table-cell/>
          <table:table-cell office:value-type="string">
            <text:p>BFS</text:p>
          </table:table-cell>
          <table:table-cell office:value-type="float" office:value="39.65">
            <text:p>39.65</text:p>
          </table:table-cell>
          <table:table-cell office:value-type="float" office:value="42.48">
            <text:p>42.48</text:p>
          </table:table-cell>
          <table:table-cell office:value-type="float" office:value="42.5">
            <text:p>42.5</text:p>
          </table:table-cell>
          <table:table-cell/>
          <table:table-cell office:value-type="string">
            <text:p>BFS</text:p>
          </table:table-cell>
          <table:table-cell table:formula="of:=1/([.C8]/[.C8])" office:value-type="float" office:value="1">
            <text:p>1</text:p>
          </table:table-cell>
          <table:table-cell table:formula="of:=1/([.D8]/[.C8])" office:value-type="float" office:value="0.933380414312618">
            <text:p>0.9333804143</text:p>
          </table:table-cell>
          <table:table-cell table:formula="of:=1/([.E8]/[.C8])" office:value-type="float" office:value="0.932941176470588">
            <text:p>0.9329411765</text:p>
          </table:table-cell>
          <table:table-cell office:value-type="float" office:value="0.997">
            <text:p>0.997</text:p>
          </table:table-cell>
          <table:table-cell office:value-type="float" office:value="0.9766">
            <text:p>0.9766</text:p>
          </table:table-cell>
        </table:table-row>
        <table:table-row table:style-name="ro1">
          <table:table-cell/>
          <table:table-cell office:value-type="string">
            <text:p>HW</text:p>
          </table:table-cell>
          <table:table-cell office:value-type="float" office:value="112.737">
            <text:p>112.737</text:p>
          </table:table-cell>
          <table:table-cell office:value-type="float" office:value="146.97">
            <text:p>146.97</text:p>
          </table:table-cell>
          <table:table-cell office:value-type="float" office:value="149.067">
            <text:p>149.067</text:p>
          </table:table-cell>
          <table:table-cell/>
          <table:table-cell office:value-type="string">
            <text:p>HW</text:p>
          </table:table-cell>
          <table:table-cell table:formula="of:=1/([.C9]/[.C9])" office:value-type="float" office:value="1">
            <text:p>1</text:p>
          </table:table-cell>
          <table:table-cell table:formula="of:=1/([.D9]/[.C9])" office:value-type="float" office:value="0.767074913247602">
            <text:p>0.7670749132</text:p>
          </table:table-cell>
          <table:table-cell table:formula="of:=1/([.E9]/[.C9])" office:value-type="float" office:value="0.756284087021272">
            <text:p>0.756284087</text:p>
          </table:table-cell>
          <table:table-cell office:value-type="float" office:value="1.038">
            <text:p>1.038</text:p>
          </table:table-cell>
          <table:table-cell office:value-type="float" office:value="0.968">
            <text:p>0.968</text:p>
          </table:table-cell>
        </table:table-row>
        <table:table-row table:style-name="ro1">
          <table:table-cell/>
          <table:table-cell office:value-type="string">
            <text:p>HS</text:p>
          </table:table-cell>
          <table:table-cell office:value-type="float" office:value="3.756">
            <text:p>3.756</text:p>
          </table:table-cell>
          <table:table-cell office:value-type="float" office:value="3.86">
            <text:p>3.86</text:p>
          </table:table-cell>
          <table:table-cell office:value-type="float" office:value="3.95">
            <text:p>3.95</text:p>
          </table:table-cell>
          <table:table-cell/>
          <table:table-cell office:value-type="string">
            <text:p>HS</text:p>
          </table:table-cell>
          <table:table-cell table:formula="of:=1/([.C10]/[.C10])" office:value-type="float" office:value="1">
            <text:p>1</text:p>
          </table:table-cell>
          <table:table-cell table:formula="of:=1/([.D10]/[.C10])" office:value-type="float" office:value="0.973056994818653">
            <text:p>0.9730569948</text:p>
          </table:table-cell>
          <table:table-cell table:formula="of:=1/([.E10]/[.C10])" office:value-type="float" office:value="0.950886075949367">
            <text:p>0.9508860759</text:p>
          </table:table-cell>
          <table:table-cell office:value-type="float" office:value="0.993">
            <text:p>0.993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string">
            <text:p>LUD</text:p>
          </table:table-cell>
          <table:table-cell office:value-type="float" office:value="2.415">
            <text:p>2.415</text:p>
          </table:table-cell>
          <table:table-cell office:value-type="float" office:value="2.86">
            <text:p>2.86</text:p>
          </table:table-cell>
          <table:table-cell office:value-type="float" office:value="3.03">
            <text:p>3.03</text:p>
          </table:table-cell>
          <table:table-cell/>
          <table:table-cell office:value-type="string">
            <text:p>LUD</text:p>
          </table:table-cell>
          <table:table-cell table:formula="of:=1/([.C11]/[.C11])" office:value-type="float" office:value="1">
            <text:p>1</text:p>
          </table:table-cell>
          <table:table-cell table:formula="of:=1/([.D11]/[.C11])" office:value-type="float" office:value="0.844405594405595">
            <text:p>0.8444055944</text:p>
          </table:table-cell>
          <table:table-cell table:formula="of:=1/([.E11]/[.C11])" office:value-type="float" office:value="0.797029702970297">
            <text:p>0.797029703</text:p>
          </table:table-cell>
          <table:table-cell office:value-type="float" office:value="0.99244">
            <text:p>0.99244</text:p>
          </table:table-cell>
          <table:table-cell office:value-type="float" office:value="0.9484">
            <text:p>0.9484</text:p>
          </table:table-cell>
        </table:table-row>
        <table:table-row table:style-name="ro1">
          <table:table-cell/>
          <table:table-cell office:value-type="string">
            <text:p>NN</text:p>
          </table:table-cell>
          <table:table-cell office:value-type="float" office:value="0.516">
            <text:p>0.516</text:p>
          </table:table-cell>
          <table:table-cell office:value-type="float" office:value="0.592">
            <text:p>0.592</text:p>
          </table:table-cell>
          <table:table-cell office:value-type="float" office:value="0.589">
            <text:p>0.589</text:p>
          </table:table-cell>
          <table:table-cell/>
          <table:table-cell office:value-type="string">
            <text:p>NN</text:p>
          </table:table-cell>
          <table:table-cell table:formula="of:=1/([.C12]/[.C12])" office:value-type="float" office:value="1">
            <text:p>1</text:p>
          </table:table-cell>
          <table:table-cell table:formula="of:=1/([.D12]/[.C12])" office:value-type="float" office:value="0.871621621621622">
            <text:p>0.8716216216</text:p>
          </table:table-cell>
          <table:table-cell table:formula="of:=1/([.E12]/[.C12])" office:value-type="float" office:value="0.876061120543294">
            <text:p>0.8760611205</text:p>
          </table:table-cell>
          <table:table-cell office:value-type="float" office:value="1.093">
            <text:p>1.093</text:p>
          </table:table-cell>
          <table:table-cell office:value-type="float" office:value="1.083">
            <text:p>1.083</text:p>
          </table:table-cell>
        </table:table-row>
        <table:table-row table:style-name="ro1">
          <table:table-cell/>
          <table:table-cell office:value-type="string">
            <text:p>NW</text:p>
          </table:table-cell>
          <table:table-cell office:value-type="float" office:value="42.224">
            <text:p>42.224</text:p>
          </table:table-cell>
          <table:table-cell office:value-type="float" office:value="51.144">
            <text:p>51.144</text:p>
          </table:table-cell>
          <table:table-cell office:value-type="float" office:value="50.36">
            <text:p>50.36</text:p>
          </table:table-cell>
          <table:table-cell/>
          <table:table-cell office:value-type="string">
            <text:p>NW</text:p>
          </table:table-cell>
          <table:table-cell table:formula="of:=1/([.C13]/[.C13])" office:value-type="float" office:value="1">
            <text:p>1</text:p>
          </table:table-cell>
          <table:table-cell table:formula="of:=1/([.D13]/[.C13])" office:value-type="float" office:value="0.825590489597998">
            <text:p>0.8255904896</text:p>
          </table:table-cell>
          <table:table-cell table:formula="of:=1/([.E13]/[.C13])" office:value-type="float" office:value="0.838443208895949">
            <text:p>0.8384432089</text:p>
          </table:table-cell>
          <table:table-cell office:value-type="float" office:value="0.9799">
            <text:p>0.9799</text:p>
          </table:table-cell>
          <table:table-cell office:value-type="float" office:value="0.9699">
            <text:p>0.9699</text:p>
          </table:table-cell>
        </table:table-row>
        <table:table-row table:style-name="ro1">
          <table:table-cell/>
          <table:table-cell office:value-type="string">
            <text:p>SRAD</text:p>
          </table:table-cell>
          <table:table-cell office:value-type="float" office:value="38.628">
            <text:p>38.628</text:p>
          </table:table-cell>
          <table:table-cell office:value-type="float" office:value="48.59">
            <text:p>48.59</text:p>
          </table:table-cell>
          <table:table-cell office:value-type="float" office:value="52.984">
            <text:p>52.984</text:p>
          </table:table-cell>
          <table:table-cell/>
          <table:table-cell office:value-type="string">
            <text:p>SRAD</text:p>
          </table:table-cell>
          <table:table-cell table:formula="of:=1/([.C14]/[.C14])" office:value-type="float" office:value="1">
            <text:p>1</text:p>
          </table:table-cell>
          <table:table-cell table:formula="of:=1/([.D14]/[.C14])" office:value-type="float" office:value="0.794978390615353">
            <text:p>0.7949783906</text:p>
          </table:table-cell>
          <table:table-cell table:formula="of:=1/([.E14]/[.C14])" office:value-type="float" office:value="0.729050279329609">
            <text:p>0.7290502793</text:p>
          </table:table-cell>
          <table:table-cell office:value-type="float" office:value="0.98993">
            <text:p>0.98993</text:p>
          </table:table-cell>
          <table:table-cell office:value-type="float" office:value="0.96939">
            <text:p>0.96939</text:p>
          </table:table-cell>
        </table:table-row>
        <table:table-row table:style-name="ro1">
          <table:table-cell/>
          <table:table-cell office:value-type="string">
            <text:p>SRAD2</text:p>
          </table:table-cell>
          <table:table-cell office:value-type="float" office:value="45.199">
            <text:p>45.199</text:p>
          </table:table-cell>
          <table:table-cell office:value-type="float" office:value="56.851">
            <text:p>56.851</text:p>
          </table:table-cell>
          <table:table-cell office:value-type="float" office:value="61.466">
            <text:p>61.466</text:p>
          </table:table-cell>
          <table:table-cell/>
          <table:table-cell office:value-type="string">
            <text:p>SRAD2</text:p>
          </table:table-cell>
          <table:table-cell table:formula="of:=1/([.C15]/[.C15])" office:value-type="float" office:value="1">
            <text:p>1</text:p>
          </table:table-cell>
          <table:table-cell table:formula="of:=1/([.D15]/[.C15])" office:value-type="float" office:value="0.795043183057466">
            <text:p>0.7950431831</text:p>
          </table:table-cell>
          <table:table-cell table:formula="of:=1/([.E15]/[.C15])" office:value-type="float" office:value="0.735349624182475">
            <text:p>0.7353496242</text:p>
          </table:table-cell>
          <table:table-cell office:value-type="float" office:value="0.99919">
            <text:p>0.99919</text:p>
          </table:table-cell>
          <table:table-cell office:value-type="float" office:value="0.959993">
            <text:p>0.95999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18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2-24T15:44:37</meta:creation-date>
    <dc:date>2011-12-30T18:27:46</dc:date>
    <dc:creator>Shinpei Kato</dc:creator>
    <meta:editing-duration>PT1H6M54S</meta:editing-duration>
    <meta:editing-cycles>19</meta:editing-cycles>
    <meta:generator>LibreOffice/3.3$Unix LibreOffice_project/330m19$Build-301</meta:generator>
    <meta:document-statistic meta:table-count="3" meta:cell-count="138" meta:object-count="0"/>
  </office:meta>
</office:document-meta>
</file>